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373.07pt" svg:y="5.27pt">
            <draw:object draw:notify-on-update-of-ranges="Sheet1.A1:Sheet1.A1 Sheet1.A2:Sheet1.A52 Sheet1.B1:Sheet1.B1 Sheet1.B2:Sheet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65.27pt" svg:y="269.57pt">
            <draw:object draw:notify-on-update-of-ranges="Sheet1.A1:Sheet1.A1 Sheet1.A2:Sheet1.A52 Sheet1.C1:Sheet1.C1 Sheet1.C2:Sheet1.C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383.22pt" svg:y="536.88pt">
            <draw:object draw:notify-on-update-of-ranges="Sheet1.A1:Sheet1.A1 Sheet1.A2:Sheet1.A52 Sheet1.D1:Sheet1.D1 Sheet1.D2:Sheet1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yprime</text:p>
          </table:table-cell>
          <table:table-cell office:value-type="string" calcext:value-type="string">
            <text:p><text:s/>ysum</text:p>
          </table:table-cell>
        </table:table-row>
        <table:table-row table:style-name="ro1">
          <table:table-cell office:value-type="string" calcext:value-type="string">
            <text:p>-100</text:p>
          </table:table-cell>
          <table:table-cell office:value-type="float" office:value="-5040800" calcext:value-type="float">
            <text:p>-5040800</text:p>
          </table:table-cell>
          <table:table-cell office:value-type="float" office:value="156904" calcext:value-type="float">
            <text:p>156904</text:p>
          </table:table-cell>
          <table:table-cell office:value-type="float" office:value="-21418432" calcext:value-type="float">
            <text:p>-21418432</text:p>
          </table:table-cell>
        </table:table-row>
        <table:table-row table:style-name="ro1">
          <table:table-cell office:value-type="string" calcext:value-type="string">
            <text:p>-96</text:p>
          </table:table-cell>
          <table:table-cell office:value-type="float" office:value="-4461312" calcext:value-type="float">
            <text:p>-4461312</text:p>
          </table:table-cell>
          <table:table-cell office:value-type="float" office:value="144872" calcext:value-type="float">
            <text:p>144872</text:p>
          </table:table-cell>
          <table:table-cell office:value-type="float" office:value="-40422656" calcext:value-type="float">
            <text:p>-40422656</text:p>
          </table:table-cell>
        </table:table-row>
        <table:table-row table:style-name="ro1">
          <table:table-cell office:value-type="string" calcext:value-type="string">
            <text:p>-92</text:p>
          </table:table-cell>
          <table:table-cell office:value-type="float" office:value="-3928032" calcext:value-type="float">
            <text:p>-3928032</text:p>
          </table:table-cell>
          <table:table-cell office:value-type="float" office:value="133320" calcext:value-type="float">
            <text:p>133320</text:p>
          </table:table-cell>
          <table:table-cell office:value-type="float" office:value="-57201344" calcext:value-type="float">
            <text:p>-57201344</text:p>
          </table:table-cell>
        </table:table-row>
        <table:table-row table:style-name="ro1">
          <table:table-cell office:value-type="string" calcext:value-type="string">
            <text:p>-88</text:p>
          </table:table-cell>
          <table:table-cell office:value-type="float" office:value="-3439040" calcext:value-type="float">
            <text:p>-3439040</text:p>
          </table:table-cell>
          <table:table-cell office:value-type="float" office:value="122248" calcext:value-type="float">
            <text:p>122248</text:p>
          </table:table-cell>
          <table:table-cell office:value-type="float" office:value="-71935488" calcext:value-type="float">
            <text:p>-71935488</text:p>
          </table:table-cell>
        </table:table-row>
        <table:table-row table:style-name="ro1">
          <table:table-cell office:value-type="string" calcext:value-type="string">
            <text:p>-84</text:p>
          </table:table-cell>
          <table:table-cell office:value-type="float" office:value="-2992416" calcext:value-type="float">
            <text:p>-2992416</text:p>
          </table:table-cell>
          <table:table-cell office:value-type="float" office:value="111656" calcext:value-type="float">
            <text:p>111656</text:p>
          </table:table-cell>
          <table:table-cell office:value-type="float" office:value="-84798400" calcext:value-type="float">
            <text:p>-84798400</text:p>
          </table:table-cell>
        </table:table-row>
        <table:table-row table:style-name="ro1">
          <table:table-cell office:value-type="string" calcext:value-type="string">
            <text:p>-80</text:p>
          </table:table-cell>
          <table:table-cell office:value-type="float" office:value="-2586240" calcext:value-type="float">
            <text:p>-2586240</text:p>
          </table:table-cell>
          <table:table-cell office:value-type="float" office:value="101544" calcext:value-type="float">
            <text:p>101544</text:p>
          </table:table-cell>
          <table:table-cell office:value-type="float" office:value="-95955712" calcext:value-type="float">
            <text:p>-95955712</text:p>
          </table:table-cell>
        </table:table-row>
        <table:table-row table:style-name="ro1">
          <table:table-cell office:value-type="string" calcext:value-type="string">
            <text:p>-76</text:p>
          </table:table-cell>
          <table:table-cell office:value-type="float" office:value="-2218592" calcext:value-type="float">
            <text:p>-2218592</text:p>
          </table:table-cell>
          <table:table-cell office:value-type="float" office:value="91912" calcext:value-type="float">
            <text:p>91912</text:p>
          </table:table-cell>
          <table:table-cell office:value-type="float" office:value="-105565376" calcext:value-type="float">
            <text:p>-105565376</text:p>
          </table:table-cell>
        </table:table-row>
        <table:table-row table:style-name="ro1">
          <table:table-cell office:value-type="string" calcext:value-type="string">
            <text:p>-72</text:p>
          </table:table-cell>
          <table:table-cell office:value-type="float" office:value="-1887552" calcext:value-type="float">
            <text:p>-1887552</text:p>
          </table:table-cell>
          <table:table-cell office:value-type="float" office:value="82760" calcext:value-type="float">
            <text:p>82760</text:p>
          </table:table-cell>
          <table:table-cell office:value-type="float" office:value="-113777664" calcext:value-type="float">
            <text:p>-113777664</text:p>
          </table:table-cell>
        </table:table-row>
        <table:table-row table:style-name="ro1">
          <table:table-cell office:value-type="string" calcext:value-type="string">
            <text:p>-68</text:p>
          </table:table-cell>
          <table:table-cell office:value-type="float" office:value="-1591200" calcext:value-type="float">
            <text:p>-1591200</text:p>
          </table:table-cell>
          <table:table-cell office:value-type="float" office:value="74088" calcext:value-type="float">
            <text:p>74088</text:p>
          </table:table-cell>
          <table:table-cell office:value-type="float" office:value="-120735168" calcext:value-type="float">
            <text:p>-120735168</text:p>
          </table:table-cell>
        </table:table-row>
        <table:table-row table:style-name="ro1">
          <table:table-cell office:value-type="string" calcext:value-type="string">
            <text:p>-64</text:p>
          </table:table-cell>
          <table:table-cell office:value-type="float" office:value="-1327616" calcext:value-type="float">
            <text:p>-1327616</text:p>
          </table:table-cell>
          <table:table-cell office:value-type="float" office:value="65896" calcext:value-type="float">
            <text:p>65896</text:p>
          </table:table-cell>
          <table:table-cell office:value-type="float" office:value="-126572800" calcext:value-type="float">
            <text:p>-126572800</text:p>
          </table:table-cell>
        </table:table-row>
        <table:table-row table:style-name="ro1">
          <table:table-cell office:value-type="string" calcext:value-type="string">
            <text:p>-60</text:p>
          </table:table-cell>
          <table:table-cell office:value-type="float" office:value="-1094880" calcext:value-type="float">
            <text:p>-1094880</text:p>
          </table:table-cell>
          <table:table-cell office:value-type="float" office:value="58184" calcext:value-type="float">
            <text:p>58184</text:p>
          </table:table-cell>
          <table:table-cell office:value-type="float" office:value="-131417792" calcext:value-type="float">
            <text:p>-131417792</text:p>
          </table:table-cell>
        </table:table-row>
        <table:table-row table:style-name="ro1">
          <table:table-cell office:value-type="string" calcext:value-type="string">
            <text:p>-56</text:p>
          </table:table-cell>
          <table:table-cell office:value-type="float" office:value="-891072" calcext:value-type="float">
            <text:p>-891072</text:p>
          </table:table-cell>
          <table:table-cell office:value-type="float" office:value="50952" calcext:value-type="float">
            <text:p>50952</text:p>
          </table:table-cell>
          <table:table-cell office:value-type="float" office:value="-135389696" calcext:value-type="float">
            <text:p>-135389696</text:p>
          </table:table-cell>
        </table:table-row>
        <table:table-row table:style-name="ro1">
          <table:table-cell office:value-type="string" calcext:value-type="string">
            <text:p>-52</text:p>
          </table:table-cell>
          <table:table-cell office:value-type="float" office:value="-714272" calcext:value-type="float">
            <text:p>-714272</text:p>
          </table:table-cell>
          <table:table-cell office:value-type="float" office:value="44200" calcext:value-type="float">
            <text:p>44200</text:p>
          </table:table-cell>
          <table:table-cell office:value-type="float" office:value="-138600384" calcext:value-type="float">
            <text:p>-138600384</text:p>
          </table:table-cell>
        </table:table-row>
        <table:table-row table:style-name="ro1">
          <table:table-cell office:value-type="string" calcext:value-type="string">
            <text:p>-48</text:p>
          </table:table-cell>
          <table:table-cell office:value-type="float" office:value="-562560" calcext:value-type="float">
            <text:p>-562560</text:p>
          </table:table-cell>
          <table:table-cell office:value-type="float" office:value="37928" calcext:value-type="float">
            <text:p>37928</text:p>
          </table:table-cell>
          <table:table-cell office:value-type="float" office:value="-141154048" calcext:value-type="float">
            <text:p>-141154048</text:p>
          </table:table-cell>
        </table:table-row>
        <table:table-row table:style-name="ro1">
          <table:table-cell office:value-type="string" calcext:value-type="string">
            <text:p>-44</text:p>
          </table:table-cell>
          <table:table-cell office:value-type="float" office:value="-434016" calcext:value-type="float">
            <text:p>-434016</text:p>
          </table:table-cell>
          <table:table-cell office:value-type="float" office:value="32136" calcext:value-type="float">
            <text:p>32136</text:p>
          </table:table-cell>
          <table:table-cell office:value-type="float" office:value="-143147200" calcext:value-type="float">
            <text:p>-143147200</text:p>
          </table:table-cell>
        </table:table-row>
        <table:table-row table:style-name="ro1">
          <table:table-cell office:value-type="string" calcext:value-type="string">
            <text:p>-40</text:p>
          </table:table-cell>
          <table:table-cell office:value-type="float" office:value="-326720" calcext:value-type="float">
            <text:p>-326720</text:p>
          </table:table-cell>
          <table:table-cell office:value-type="float" office:value="26824" calcext:value-type="float">
            <text:p>26824</text:p>
          </table:table-cell>
          <table:table-cell office:value-type="float" office:value="-144668672" calcext:value-type="float">
            <text:p>-144668672</text:p>
          </table:table-cell>
        </table:table-row>
        <table:table-row table:style-name="ro1">
          <table:table-cell office:value-type="string" calcext:value-type="string">
            <text:p>-36</text:p>
          </table:table-cell>
          <table:table-cell office:value-type="float" office:value="-238752" calcext:value-type="float">
            <text:p>-238752</text:p>
          </table:table-cell>
          <table:table-cell office:value-type="float" office:value="21992" calcext:value-type="float">
            <text:p>21992</text:p>
          </table:table-cell>
          <table:table-cell office:value-type="float" office:value="-145799616" calcext:value-type="float">
            <text:p>-145799616</text:p>
          </table:table-cell>
        </table:table-row>
        <table:table-row table:style-name="ro1">
          <table:table-cell office:value-type="string" calcext:value-type="string">
            <text:p>-32</text:p>
          </table:table-cell>
          <table:table-cell office:value-type="float" office:value="-168192" calcext:value-type="float">
            <text:p>-168192</text:p>
          </table:table-cell>
          <table:table-cell office:value-type="float" office:value="17640" calcext:value-type="float">
            <text:p>17640</text:p>
          </table:table-cell>
          <table:table-cell office:value-type="float" office:value="-146613504" calcext:value-type="float">
            <text:p>-146613504</text:p>
          </table:table-cell>
        </table:table-row>
        <table:table-row table:style-name="ro1">
          <table:table-cell office:value-type="string" calcext:value-type="string">
            <text:p>-28</text:p>
          </table:table-cell>
          <table:table-cell office:value-type="float" office:value="-113120" calcext:value-type="float">
            <text:p>-113120</text:p>
          </table:table-cell>
          <table:table-cell office:value-type="float" office:value="13768" calcext:value-type="float">
            <text:p>13768</text:p>
          </table:table-cell>
          <table:table-cell office:value-type="float" office:value="-147176128" calcext:value-type="float">
            <text:p>-147176128</text:p>
          </table:table-cell>
        </table:table-row>
        <table:table-row table:style-name="ro1">
          <table:table-cell office:value-type="string" calcext:value-type="string">
            <text:p>-24</text:p>
          </table:table-cell>
          <table:table-cell office:value-type="float" office:value="-71616" calcext:value-type="float">
            <text:p>-71616</text:p>
          </table:table-cell>
          <table:table-cell office:value-type="float" office:value="10376" calcext:value-type="float">
            <text:p>10376</text:p>
          </table:table-cell>
          <table:table-cell office:value-type="float" office:value="-147545600" calcext:value-type="float">
            <text:p>-147545600</text:p>
          </table:table-cell>
        </table:table-row>
        <table:table-row table:style-name="ro1">
          <table:table-cell office:value-type="string" calcext:value-type="string">
            <text:p>-20</text:p>
          </table:table-cell>
          <table:table-cell office:value-type="float" office:value="-41760" calcext:value-type="float">
            <text:p>-41760</text:p>
          </table:table-cell>
          <table:table-cell office:value-type="float" office:value="7464" calcext:value-type="float">
            <text:p>7464</text:p>
          </table:table-cell>
          <table:table-cell office:value-type="float" office:value="-147772352" calcext:value-type="float">
            <text:p>-147772352</text:p>
          </table:table-cell>
        </table:table-row>
        <table:table-row table:style-name="ro1">
          <table:table-cell office:value-type="string" calcext:value-type="string">
            <text:p>-16</text:p>
          </table:table-cell>
          <table:table-cell office:value-type="float" office:value="-21632" calcext:value-type="float">
            <text:p>-21632</text:p>
          </table:table-cell>
          <table:table-cell office:value-type="float" office:value="5032" calcext:value-type="float">
            <text:p>5032</text:p>
          </table:table-cell>
          <table:table-cell office:value-type="float" office:value="-147899136" calcext:value-type="float">
            <text:p>-147899136</text:p>
          </table:table-cell>
        </table:table-row>
        <table:table-row table:style-name="ro1">
          <table:table-cell office:value-type="string" calcext:value-type="string">
            <text:p>-12</text:p>
          </table:table-cell>
          <table:table-cell office:value-type="float" office:value="-9312" calcext:value-type="float">
            <text:p>-9312</text:p>
          </table:table-cell>
          <table:table-cell office:value-type="float" office:value="3080" calcext:value-type="float">
            <text:p>3080</text:p>
          </table:table-cell>
          <table:table-cell office:value-type="float" office:value="-147961024" calcext:value-type="float">
            <text:p>-147961024</text:p>
          </table:table-cell>
        </table:table-row>
        <table:table-row table:style-name="ro1">
          <table:table-cell office:value-type="string" calcext:value-type="string">
            <text:p>-8</text:p>
          </table:table-cell>
          <table:table-cell office:value-type="float" office:value="-2880" calcext:value-type="float">
            <text:p>-2880</text:p>
          </table:table-cell>
          <table:table-cell office:value-type="float" office:value="1608" calcext:value-type="float">
            <text:p>1608</text:p>
          </table:table-cell>
          <table:table-cell office:value-type="float" office:value="-147985408" calcext:value-type="float">
            <text:p>-147985408</text:p>
          </table:table-cell>
        </table:table-row>
        <table:table-row table:style-name="ro1">
          <table:table-cell office:value-type="string" calcext:value-type="string">
            <text:p>-4</text:p>
          </table:table-cell>
          <table:table-cell office:value-type="float" office:value="-416" calcext:value-type="float">
            <text:p>-416</text:p>
          </table:table-cell>
          <table:table-cell office:value-type="float" office:value="616" calcext:value-type="float">
            <text:p>616</text:p>
          </table:table-cell>
          <table:table-cell office:value-type="float" office:value="-147992000" calcext:value-type="float">
            <text:p>-14799200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-147992832" calcext:value-type="float">
            <text:p>-147992832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-147992256" calcext:value-type="float">
            <text:p>-147992256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368" calcext:value-type="float">
            <text:p>2368</text:p>
          </table:table-cell>
          <table:table-cell office:value-type="float" office:value="520" calcext:value-type="float">
            <text:p>520</text:p>
          </table:table-cell>
          <table:table-cell office:value-type="float" office:value="-147986944" calcext:value-type="float">
            <text:p>-14798694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8160" calcext:value-type="float">
            <text:p>8160</text:p>
          </table:table-cell>
          <table:table-cell office:value-type="float" office:value="1448" calcext:value-type="float">
            <text:p>1448</text:p>
          </table:table-cell>
          <table:table-cell office:value-type="float" office:value="-147965888" calcext:value-type="float">
            <text:p>-147965888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19584" calcext:value-type="float">
            <text:p>19584</text:p>
          </table:table-cell>
          <table:table-cell office:value-type="float" office:value="2856" calcext:value-type="float">
            <text:p>2856</text:p>
          </table:table-cell>
          <table:table-cell office:value-type="float" office:value="-147910400" calcext:value-type="float">
            <text:p>-14791040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38560" calcext:value-type="float">
            <text:p>38560</text:p>
          </table:table-cell>
          <table:table-cell office:value-type="float" office:value="4744" calcext:value-type="float">
            <text:p>4744</text:p>
          </table:table-cell>
          <table:table-cell office:value-type="float" office:value="-147794112" calcext:value-type="float">
            <text:p>-147794112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float" office:value="67008" calcext:value-type="float">
            <text:p>67008</text:p>
          </table:table-cell>
          <table:table-cell office:value-type="float" office:value="7112" calcext:value-type="float">
            <text:p>7112</text:p>
          </table:table-cell>
          <table:table-cell office:value-type="float" office:value="-147582976" calcext:value-type="float">
            <text:p>-147582976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float" office:value="106848" calcext:value-type="float">
            <text:p>106848</text:p>
          </table:table-cell>
          <table:table-cell office:value-type="float" office:value="9960" calcext:value-type="float">
            <text:p>9960</text:p>
          </table:table-cell>
          <table:table-cell office:value-type="float" office:value="-147235264" calcext:value-type="float">
            <text:p>-147235264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288" calcext:value-type="float">
            <text:p>13288</text:p>
          </table:table-cell>
          <table:table-cell office:value-type="float" office:value="-146701568" calcext:value-type="float">
            <text:p>-146701568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float" office:value="228384" calcext:value-type="float">
            <text:p>228384</text:p>
          </table:table-cell>
          <table:table-cell office:value-type="float" office:value="17096" calcext:value-type="float">
            <text:p>17096</text:p>
          </table:table-cell>
          <table:table-cell office:value-type="float" office:value="-145924800" calcext:value-type="float">
            <text:p>-145924800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float" office:value="313920" calcext:value-type="float">
            <text:p>313920</text:p>
          </table:table-cell>
          <table:table-cell office:value-type="float" office:value="21384" calcext:value-type="float">
            <text:p>21384</text:p>
          </table:table-cell>
          <table:table-cell office:value-type="float" office:value="-144840192" calcext:value-type="float">
            <text:p>-144840192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float" office:value="418528" calcext:value-type="float">
            <text:p>418528</text:p>
          </table:table-cell>
          <table:table-cell office:value-type="float" office:value="26152" calcext:value-type="float">
            <text:p>26152</text:p>
          </table:table-cell>
          <table:table-cell office:value-type="float" office:value="-143375296" calcext:value-type="float">
            <text:p>-143375296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float" office:value="544128" calcext:value-type="float">
            <text:p>544128</text:p>
          </table:table-cell>
          <table:table-cell office:value-type="float" office:value="31400" calcext:value-type="float">
            <text:p>31400</text:p>
          </table:table-cell>
          <table:table-cell office:value-type="float" office:value="-141449984" calcext:value-type="float">
            <text:p>-141449984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float" office:value="692640" calcext:value-type="float">
            <text:p>692640</text:p>
          </table:table-cell>
          <table:table-cell office:value-type="float" office:value="37128" calcext:value-type="float">
            <text:p>37128</text:p>
          </table:table-cell>
          <table:table-cell office:value-type="float" office:value="-138976448" calcext:value-type="float">
            <text:p>-138976448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float" office:value="865984" calcext:value-type="float">
            <text:p>865984</text:p>
          </table:table-cell>
          <table:table-cell office:value-type="float" office:value="43336" calcext:value-type="float">
            <text:p>43336</text:p>
          </table:table-cell>
          <table:table-cell office:value-type="float" office:value="-135859200" calcext:value-type="float">
            <text:p>-135859200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float" office:value="1066080" calcext:value-type="float">
            <text:p>1066080</text:p>
          </table:table-cell>
          <table:table-cell office:value-type="float" office:value="50024" calcext:value-type="float">
            <text:p>50024</text:p>
          </table:table-cell>
          <table:table-cell office:value-type="float" office:value="-131995072" calcext:value-type="float">
            <text:p>-131995072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float" office:value="1294848" calcext:value-type="float">
            <text:p>1294848</text:p>
          </table:table-cell>
          <table:table-cell office:value-type="float" office:value="57192" calcext:value-type="float">
            <text:p>57192</text:p>
          </table:table-cell>
          <table:table-cell office:value-type="float" office:value="-127273216" calcext:value-type="float">
            <text:p>-127273216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float" office:value="1554208" calcext:value-type="float">
            <text:p>1554208</text:p>
          </table:table-cell>
          <table:table-cell office:value-type="float" office:value="64840" calcext:value-type="float">
            <text:p>64840</text:p>
          </table:table-cell>
          <table:table-cell office:value-type="float" office:value="-121575104" calcext:value-type="float">
            <text:p>-121575104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float" office:value="1846080" calcext:value-type="float">
            <text:p>1846080</text:p>
          </table:table-cell>
          <table:table-cell office:value-type="float" office:value="72968" calcext:value-type="float">
            <text:p>72968</text:p>
          </table:table-cell>
          <table:table-cell office:value-type="float" office:value="-114774528" calcext:value-type="float">
            <text:p>-114774528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float" office:value="2172384" calcext:value-type="float">
            <text:p>2172384</text:p>
          </table:table-cell>
          <table:table-cell office:value-type="float" office:value="81576" calcext:value-type="float">
            <text:p>81576</text:p>
          </table:table-cell>
          <table:table-cell office:value-type="float" office:value="-106737600" calcext:value-type="float">
            <text:p>-106737600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float" office:value="2535040" calcext:value-type="float">
            <text:p>2535040</text:p>
          </table:table-cell>
          <table:table-cell office:value-type="float" office:value="90664" calcext:value-type="float">
            <text:p>90664</text:p>
          </table:table-cell>
          <table:table-cell office:value-type="float" office:value="-97322752" calcext:value-type="float">
            <text:p>-97322752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float" office:value="2935968" calcext:value-type="float">
            <text:p>2935968</text:p>
          </table:table-cell>
          <table:table-cell office:value-type="float" office:value="100232" calcext:value-type="float">
            <text:p>100232</text:p>
          </table:table-cell>
          <table:table-cell office:value-type="float" office:value="-86380736" calcext:value-type="float">
            <text:p>-86380736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float" office:value="3377088" calcext:value-type="float">
            <text:p>3377088</text:p>
          </table:table-cell>
          <table:table-cell office:value-type="float" office:value="110280" calcext:value-type="float">
            <text:p>110280</text:p>
          </table:table-cell>
          <table:table-cell office:value-type="float" office:value="-73754624" calcext:value-type="float">
            <text:p>-73754624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float" office:value="3860320" calcext:value-type="float">
            <text:p>3860320</text:p>
          </table:table-cell>
          <table:table-cell office:value-type="float" office:value="120808" calcext:value-type="float">
            <text:p>120808</text:p>
          </table:table-cell>
          <table:table-cell office:value-type="float" office:value="-59279808" calcext:value-type="float">
            <text:p>-59279808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float" office:value="4387584" calcext:value-type="float">
            <text:p>4387584</text:p>
          </table:table-cell>
          <table:table-cell office:value-type="float" office:value="131816" calcext:value-type="float">
            <text:p>131816</text:p>
          </table:table-cell>
          <table:table-cell office:value-type="float" office:value="-42784000" calcext:value-type="float">
            <text:p>-4278400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float" office:value="4960800" calcext:value-type="float">
            <text:p>4960800</text:p>
          </table:table-cell>
          <table:table-cell office:value-type="float" office:value="143304" calcext:value-type="float">
            <text:p>143304</text:p>
          </table:table-cell>
          <table:table-cell office:value-type="float" office:value="-24087232" calcext:value-type="float">
            <text:p>-24087232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9:08:57.820708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9:00:50.285019246</meta:creation-date>
    <dc:date>2020-09-16T19:10:00.548884858</dc:date>
    <meta:editing-duration>PT5M25S</meta:editing-duration>
    <meta:editing-cycles>3</meta:editing-cycles>
    <meta:generator>LibreOffice/6.0.7.3$Linux_X86_64 LibreOffice_project/00m0$Build-3</meta:generator>
    <meta:document-statistic meta:table-count="1" meta:cell-count="2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363cm" svg:y="4.204cm" style:legend-expansion="high" chart:style-name="ch2"/>
        <chart:plot-area chart:style-name="ch3" table:cell-range-address="Sheet1.A1:Sheet1.B52" chart:data-source-has-labels="both" svg:x="0.319cm" svg:y="0.18cm" svg:width="13.725cm" svg:height="8.646cm">
          <chartooo:coordinate-region svg:x="1.972cm" svg:y="0.379cm" svg:width="12.072cm" svg:height="8.248cm"/>
          <chart:axis chart:dimension="x" chart:name="primary-x" chart:style-name="ch4" chartooo:axis-type="auto">
            <chartooo:date-scale/>
            <chart:categories table:cell-range-address="Sheet1.A2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2" chart:label-cell-address="Sheet1.B1:Sheet1.B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0</text:p>
                <draw:g>
                  <svg:desc>Sheet1.A2:Sheet1.A52</svg:desc>
                </draw:g>
              </table:table-cell>
              <table:table-cell office:value-type="float" office:value="-5040800">
                <text:p>-5040800</text:p>
                <draw:g>
                  <svg:desc>Sheet1.B2:Sheet1.B52</svg:desc>
                </draw:g>
              </table:table-cell>
            </table:table-row>
            <table:table-row>
              <table:table-cell office:value-type="string">
                <text:p>-96</text:p>
              </table:table-cell>
              <table:table-cell office:value-type="float" office:value="-4461312">
                <text:p>-4461312</text:p>
              </table:table-cell>
            </table:table-row>
            <table:table-row>
              <table:table-cell office:value-type="string">
                <text:p>-92</text:p>
              </table:table-cell>
              <table:table-cell office:value-type="float" office:value="-3928032">
                <text:p>-3928032</text:p>
              </table:table-cell>
            </table:table-row>
            <table:table-row>
              <table:table-cell office:value-type="string">
                <text:p>-88</text:p>
              </table:table-cell>
              <table:table-cell office:value-type="float" office:value="-3439040">
                <text:p>-3439040</text:p>
              </table:table-cell>
            </table:table-row>
            <table:table-row>
              <table:table-cell office:value-type="string">
                <text:p>-84</text:p>
              </table:table-cell>
              <table:table-cell office:value-type="float" office:value="-2992416">
                <text:p>-2992416</text:p>
              </table:table-cell>
            </table:table-row>
            <table:table-row>
              <table:table-cell office:value-type="string">
                <text:p>-80</text:p>
              </table:table-cell>
              <table:table-cell office:value-type="float" office:value="-2586240">
                <text:p>-2586240</text:p>
              </table:table-cell>
            </table:table-row>
            <table:table-row>
              <table:table-cell office:value-type="string">
                <text:p>-76</text:p>
              </table:table-cell>
              <table:table-cell office:value-type="float" office:value="-2218592">
                <text:p>-2218592</text:p>
              </table:table-cell>
            </table:table-row>
            <table:table-row>
              <table:table-cell office:value-type="string">
                <text:p>-72</text:p>
              </table:table-cell>
              <table:table-cell office:value-type="float" office:value="-1887552">
                <text:p>-1887552</text:p>
              </table:table-cell>
            </table:table-row>
            <table:table-row>
              <table:table-cell office:value-type="string">
                <text:p>-68</text:p>
              </table:table-cell>
              <table:table-cell office:value-type="float" office:value="-1591200">
                <text:p>-1591200</text:p>
              </table:table-cell>
            </table:table-row>
            <table:table-row>
              <table:table-cell office:value-type="string">
                <text:p>-64</text:p>
              </table:table-cell>
              <table:table-cell office:value-type="float" office:value="-1327616">
                <text:p>-1327616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-1094880">
                <text:p>-1094880</text:p>
              </table:table-cell>
            </table:table-row>
            <table:table-row>
              <table:table-cell office:value-type="string">
                <text:p>-56</text:p>
              </table:table-cell>
              <table:table-cell office:value-type="float" office:value="-891072">
                <text:p>-891072</text:p>
              </table:table-cell>
            </table:table-row>
            <table:table-row>
              <table:table-cell office:value-type="string">
                <text:p>-52</text:p>
              </table:table-cell>
              <table:table-cell office:value-type="float" office:value="-714272">
                <text:p>-714272</text:p>
              </table:table-cell>
            </table:table-row>
            <table:table-row>
              <table:table-cell office:value-type="string">
                <text:p>-48</text:p>
              </table:table-cell>
              <table:table-cell office:value-type="float" office:value="-562560">
                <text:p>-562560</text:p>
              </table:table-cell>
            </table:table-row>
            <table:table-row>
              <table:table-cell office:value-type="string">
                <text:p>-44</text:p>
              </table:table-cell>
              <table:table-cell office:value-type="float" office:value="-434016">
                <text:p>-434016</text:p>
              </table:table-cell>
            </table:table-row>
            <table:table-row>
              <table:table-cell office:value-type="string">
                <text:p>-40</text:p>
              </table:table-cell>
              <table:table-cell office:value-type="float" office:value="-326720">
                <text:p>-326720</text:p>
              </table:table-cell>
            </table:table-row>
            <table:table-row>
              <table:table-cell office:value-type="string">
                <text:p>-36</text:p>
              </table:table-cell>
              <table:table-cell office:value-type="float" office:value="-238752">
                <text:p>-238752</text:p>
              </table:table-cell>
            </table:table-row>
            <table:table-row>
              <table:table-cell office:value-type="string">
                <text:p>-32</text:p>
              </table:table-cell>
              <table:table-cell office:value-type="float" office:value="-168192">
                <text:p>-168192</text:p>
              </table:table-cell>
            </table:table-row>
            <table:table-row>
              <table:table-cell office:value-type="string">
                <text:p>-28</text:p>
              </table:table-cell>
              <table:table-cell office:value-type="float" office:value="-113120">
                <text:p>-113120</text:p>
              </table:table-cell>
            </table:table-row>
            <table:table-row>
              <table:table-cell office:value-type="string">
                <text:p>-24</text:p>
              </table:table-cell>
              <table:table-cell office:value-type="float" office:value="-71616">
                <text:p>-71616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-41760">
                <text:p>-41760</text:p>
              </table:table-cell>
            </table:table-row>
            <table:table-row>
              <table:table-cell office:value-type="string">
                <text:p>-16</text:p>
              </table:table-cell>
              <table:table-cell office:value-type="float" office:value="-21632">
                <text:p>-21632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-9312">
                <text:p>-931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-2880">
                <text:p>-2880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560">
                <text:p>38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008">
                <text:p>67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848">
                <text:p>106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8384">
                <text:p>228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3920">
                <text:p>3139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8528">
                <text:p>4185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4128">
                <text:p>544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2640">
                <text:p>6926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5984">
                <text:p>8659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6080">
                <text:p>10660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4848">
                <text:p>1294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4208">
                <text:p>15542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46080">
                <text:p>18460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72384">
                <text:p>2172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5040">
                <text:p>25350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35968">
                <text:p>2935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77088">
                <text:p>33770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60320">
                <text:p>38603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87584">
                <text:p>43875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60800">
                <text:p>4960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4.203cm" style:legend-expansion="high" chart:style-name="ch2"/>
        <chart:plot-area chart:style-name="ch3" table:cell-range-address="Sheet1.A1:Sheet1.A52 Sheet1.C1:Sheet1.C52" chart:data-source-has-labels="both" svg:x="0.319cm" svg:y="0.18cm" svg:width="12.878cm" svg:height="8.645cm">
          <chartooo:coordinate-region svg:x="1.681cm" svg:y="0.332cm" svg:width="11.516cm" svg:height="7.448cm"/>
          <chart:axis chart:dimension="x" chart:name="primary-x" chart:style-name="ch4" chartooo:axis-type="auto">
            <chartooo:date-scale/>
            <chart:categories table:cell-range-address="Sheet1.A2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2" chart:label-cell-address="Sheet1.C1:Sheet1.C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pr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0</text:p>
                <draw:g>
                  <svg:desc>Sheet1.A2:Sheet1.A52</svg:desc>
                </draw:g>
              </table:table-cell>
              <table:table-cell office:value-type="float" office:value="156904">
                <text:p>156904</text:p>
                <draw:g>
                  <svg:desc>Sheet1.C2:Sheet1.C52</svg:desc>
                </draw:g>
              </table:table-cell>
            </table:table-row>
            <table:table-row>
              <table:table-cell office:value-type="string">
                <text:p>-96</text:p>
              </table:table-cell>
              <table:table-cell office:value-type="float" office:value="144872">
                <text:p>144872</text:p>
              </table:table-cell>
            </table:table-row>
            <table:table-row>
              <table:table-cell office:value-type="string">
                <text:p>-92</text:p>
              </table:table-cell>
              <table:table-cell office:value-type="float" office:value="133320">
                <text:p>133320</text:p>
              </table:table-cell>
            </table:table-row>
            <table:table-row>
              <table:table-cell office:value-type="string">
                <text:p>-88</text:p>
              </table:table-cell>
              <table:table-cell office:value-type="float" office:value="122248">
                <text:p>122248</text:p>
              </table:table-cell>
            </table:table-row>
            <table:table-row>
              <table:table-cell office:value-type="string">
                <text:p>-84</text:p>
              </table:table-cell>
              <table:table-cell office:value-type="float" office:value="111656">
                <text:p>111656</text:p>
              </table:table-cell>
            </table:table-row>
            <table:table-row>
              <table:table-cell office:value-type="string">
                <text:p>-80</text:p>
              </table:table-cell>
              <table:table-cell office:value-type="float" office:value="101544">
                <text:p>101544</text:p>
              </table:table-cell>
            </table:table-row>
            <table:table-row>
              <table:table-cell office:value-type="string">
                <text:p>-76</text:p>
              </table:table-cell>
              <table:table-cell office:value-type="float" office:value="91912">
                <text:p>91912</text:p>
              </table:table-cell>
            </table:table-row>
            <table:table-row>
              <table:table-cell office:value-type="string">
                <text:p>-72</text:p>
              </table:table-cell>
              <table:table-cell office:value-type="float" office:value="82760">
                <text:p>82760</text:p>
              </table:table-cell>
            </table:table-row>
            <table:table-row>
              <table:table-cell office:value-type="string">
                <text:p>-68</text:p>
              </table:table-cell>
              <table:table-cell office:value-type="float" office:value="74088">
                <text:p>74088</text:p>
              </table:table-cell>
            </table:table-row>
            <table:table-row>
              <table:table-cell office:value-type="string">
                <text:p>-64</text:p>
              </table:table-cell>
              <table:table-cell office:value-type="float" office:value="65896">
                <text:p>65896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58184">
                <text:p>58184</text:p>
              </table:table-cell>
            </table:table-row>
            <table:table-row>
              <table:table-cell office:value-type="string">
                <text:p>-56</text:p>
              </table:table-cell>
              <table:table-cell office:value-type="float" office:value="50952">
                <text:p>50952</text:p>
              </table:table-cell>
            </table:table-row>
            <table:table-row>
              <table:table-cell office:value-type="string">
                <text:p>-52</text:p>
              </table:table-cell>
              <table:table-cell office:value-type="float" office:value="44200">
                <text:p>44200</text:p>
              </table:table-cell>
            </table:table-row>
            <table:table-row>
              <table:table-cell office:value-type="string">
                <text:p>-48</text:p>
              </table:table-cell>
              <table:table-cell office:value-type="float" office:value="37928">
                <text:p>37928</text:p>
              </table:table-cell>
            </table:table-row>
            <table:table-row>
              <table:table-cell office:value-type="string">
                <text:p>-44</text:p>
              </table:table-cell>
              <table:table-cell office:value-type="float" office:value="32136">
                <text:p>32136</text:p>
              </table:table-cell>
            </table:table-row>
            <table:table-row>
              <table:table-cell office:value-type="string">
                <text:p>-40</text:p>
              </table:table-cell>
              <table:table-cell office:value-type="float" office:value="26824">
                <text:p>26824</text:p>
              </table:table-cell>
            </table:table-row>
            <table:table-row>
              <table:table-cell office:value-type="string">
                <text:p>-36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-32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-28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-24</text:p>
              </table:table-cell>
              <table:table-cell office:value-type="float" office:value="10376">
                <text:p>10376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7464">
                <text:p>7464</text:p>
              </table:table-cell>
            </table:table-row>
            <table:table-row>
              <table:table-cell office:value-type="string">
                <text:p>-16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12">
                <text:p>7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96">
                <text:p>170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384">
                <text:p>21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152">
                <text:p>26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400">
                <text:p>31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128">
                <text:p>37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336">
                <text:p>43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24">
                <text:p>500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192">
                <text:p>57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840">
                <text:p>648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968">
                <text:p>72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576">
                <text:p>81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664">
                <text:p>90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232">
                <text:p>100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280">
                <text:p>1102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808">
                <text:p>120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1816">
                <text:p>1318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3304">
                <text:p>143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01cm" svg:y="4.203cm" style:legend-expansion="high" chart:style-name="ch2"/>
        <chart:plot-area chart:style-name="ch3" table:cell-range-address="Sheet1.A1:Sheet1.A52 Sheet1.D1:Sheet1.D52" chart:data-source-has-labels="both" svg:x="0.319cm" svg:y="0.18cm" svg:width="13.063cm" svg:height="8.645cm">
          <chartooo:coordinate-region svg:x="2.343cm" svg:y="0.379cm" svg:width="11.039cm" svg:height="8.247cm"/>
          <chart:axis chart:dimension="x" chart:name="primary-x" chart:style-name="ch4" chartooo:axis-type="auto">
            <chartooo:date-scale/>
            <chart:categories table:cell-range-address="Sheet1.A2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2" chart:label-cell-address="Sheet1.D1:Sheet1.D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sum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0</text:p>
                <draw:g>
                  <svg:desc>Sheet1.A2:Sheet1.A52</svg:desc>
                </draw:g>
              </table:table-cell>
              <table:table-cell office:value-type="float" office:value="-21418432">
                <text:p>-21418432</text:p>
                <draw:g>
                  <svg:desc>Sheet1.D2:Sheet1.D52</svg:desc>
                </draw:g>
              </table:table-cell>
            </table:table-row>
            <table:table-row>
              <table:table-cell office:value-type="string">
                <text:p>-96</text:p>
              </table:table-cell>
              <table:table-cell office:value-type="float" office:value="-40422656">
                <text:p>-40422656</text:p>
              </table:table-cell>
            </table:table-row>
            <table:table-row>
              <table:table-cell office:value-type="string">
                <text:p>-92</text:p>
              </table:table-cell>
              <table:table-cell office:value-type="float" office:value="-57201344">
                <text:p>-57201344</text:p>
              </table:table-cell>
            </table:table-row>
            <table:table-row>
              <table:table-cell office:value-type="string">
                <text:p>-88</text:p>
              </table:table-cell>
              <table:table-cell office:value-type="float" office:value="-71935488">
                <text:p>-71935488</text:p>
              </table:table-cell>
            </table:table-row>
            <table:table-row>
              <table:table-cell office:value-type="string">
                <text:p>-84</text:p>
              </table:table-cell>
              <table:table-cell office:value-type="float" office:value="-84798400">
                <text:p>-84798400</text:p>
              </table:table-cell>
            </table:table-row>
            <table:table-row>
              <table:table-cell office:value-type="string">
                <text:p>-80</text:p>
              </table:table-cell>
              <table:table-cell office:value-type="float" office:value="-95955712">
                <text:p>-95955712</text:p>
              </table:table-cell>
            </table:table-row>
            <table:table-row>
              <table:table-cell office:value-type="string">
                <text:p>-76</text:p>
              </table:table-cell>
              <table:table-cell office:value-type="float" office:value="-105565376">
                <text:p>-105565376</text:p>
              </table:table-cell>
            </table:table-row>
            <table:table-row>
              <table:table-cell office:value-type="string">
                <text:p>-72</text:p>
              </table:table-cell>
              <table:table-cell office:value-type="float" office:value="-113777664">
                <text:p>-113777664</text:p>
              </table:table-cell>
            </table:table-row>
            <table:table-row>
              <table:table-cell office:value-type="string">
                <text:p>-68</text:p>
              </table:table-cell>
              <table:table-cell office:value-type="float" office:value="-120735168">
                <text:p>-120735168</text:p>
              </table:table-cell>
            </table:table-row>
            <table:table-row>
              <table:table-cell office:value-type="string">
                <text:p>-64</text:p>
              </table:table-cell>
              <table:table-cell office:value-type="float" office:value="-126572800">
                <text:p>-126572800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-131417792">
                <text:p>-131417792</text:p>
              </table:table-cell>
            </table:table-row>
            <table:table-row>
              <table:table-cell office:value-type="string">
                <text:p>-56</text:p>
              </table:table-cell>
              <table:table-cell office:value-type="float" office:value="-135389696">
                <text:p>-135389696</text:p>
              </table:table-cell>
            </table:table-row>
            <table:table-row>
              <table:table-cell office:value-type="string">
                <text:p>-52</text:p>
              </table:table-cell>
              <table:table-cell office:value-type="float" office:value="-138600384">
                <text:p>-138600384</text:p>
              </table:table-cell>
            </table:table-row>
            <table:table-row>
              <table:table-cell office:value-type="string">
                <text:p>-48</text:p>
              </table:table-cell>
              <table:table-cell office:value-type="float" office:value="-141154048">
                <text:p>-141154048</text:p>
              </table:table-cell>
            </table:table-row>
            <table:table-row>
              <table:table-cell office:value-type="string">
                <text:p>-44</text:p>
              </table:table-cell>
              <table:table-cell office:value-type="float" office:value="-143147200">
                <text:p>-143147200</text:p>
              </table:table-cell>
            </table:table-row>
            <table:table-row>
              <table:table-cell office:value-type="string">
                <text:p>-40</text:p>
              </table:table-cell>
              <table:table-cell office:value-type="float" office:value="-144668672">
                <text:p>-144668672</text:p>
              </table:table-cell>
            </table:table-row>
            <table:table-row>
              <table:table-cell office:value-type="string">
                <text:p>-36</text:p>
              </table:table-cell>
              <table:table-cell office:value-type="float" office:value="-145799616">
                <text:p>-145799616</text:p>
              </table:table-cell>
            </table:table-row>
            <table:table-row>
              <table:table-cell office:value-type="string">
                <text:p>-32</text:p>
              </table:table-cell>
              <table:table-cell office:value-type="float" office:value="-146613504">
                <text:p>-146613504</text:p>
              </table:table-cell>
            </table:table-row>
            <table:table-row>
              <table:table-cell office:value-type="string">
                <text:p>-28</text:p>
              </table:table-cell>
              <table:table-cell office:value-type="float" office:value="-147176128">
                <text:p>-147176128</text:p>
              </table:table-cell>
            </table:table-row>
            <table:table-row>
              <table:table-cell office:value-type="string">
                <text:p>-24</text:p>
              </table:table-cell>
              <table:table-cell office:value-type="float" office:value="-147545600">
                <text:p>-147545600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-147772352">
                <text:p>-147772352</text:p>
              </table:table-cell>
            </table:table-row>
            <table:table-row>
              <table:table-cell office:value-type="string">
                <text:p>-16</text:p>
              </table:table-cell>
              <table:table-cell office:value-type="float" office:value="-147899136">
                <text:p>-147899136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-147961024">
                <text:p>-14796102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-147985408">
                <text:p>-147985408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-147992000">
                <text:p>-14799200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-147992832">
                <text:p>-14799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7992256">
                <text:p>-147992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7986944">
                <text:p>-147986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7965888">
                <text:p>-147965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7910400">
                <text:p>-147910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7794112">
                <text:p>-147794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7582976">
                <text:p>-147582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7235264">
                <text:p>-147235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6701568">
                <text:p>-146701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924800">
                <text:p>-1459248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4840192">
                <text:p>-14484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3375296">
                <text:p>-143375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1449984">
                <text:p>-141449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8976448">
                <text:p>-138976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35859200">
                <text:p>-1358592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31995072">
                <text:p>-131995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7273216">
                <text:p>-127273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1575104">
                <text:p>-121575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4774528">
                <text:p>-114774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6737600">
                <text:p>-1067376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7322752">
                <text:p>-973227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6380736">
                <text:p>-863807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3754624">
                <text:p>-73754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9279808">
                <text:p>-59279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2784000">
                <text:p>-42784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087232">
                <text:p>-24087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